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B8412F9720A640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77cm, 4.201cm, 13.086cm, 4.54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17cm" svg:height="24.414cm" svg:x="0.792cm" svg:y="1.792cm">
          <draw:image xlink:href="Pictures/10000000000005E8000007E04B8412F9720A640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30:38.228315094</dc:date>
    <meta:editing-duration>PT3M33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